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82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N=1000</text:p>
          </table:table-cell>
          <table:table-cell office:value-type="string" calcext:value-type="string">
            <text:p>N=10000</text:p>
          </table:table-cell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=90</text:p>
          </table:table-cell>
          <table:table-cell office:value-type="float" office:value="11.7076249994869" calcext:value-type="float">
            <text:p>11.7076249995</text:p>
          </table:table-cell>
          <table:table-cell office:value-type="float" office:value="11.3674191386695" calcext:value-type="float">
            <text:p>11.3674191387</text:p>
          </table:table-cell>
          <table:table-cell office:value-type="string" calcext:value-type="string">
            <text:p>3427.404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=100</text:p>
          </table:table-cell>
          <table:table-cell office:value-type="float" office:value="4.98434780447403" calcext:value-type="float">
            <text:p>4.9843478045</text:p>
          </table:table-cell>
          <table:table-cell office:value-type="float" office:value="4.92593682488801" calcext:value-type="float">
            <text:p>4.9259368249</text:p>
          </table:table-cell>
          <table:table-cell office:value-type="string" calcext:value-type="string">
            <text:p>3774.452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=110</text:p>
          </table:table-cell>
          <table:table-cell office:value-type="float" office:value="1.60100248552561" calcext:value-type="float">
            <text:p>1.6010024855</text:p>
          </table:table-cell>
          <table:table-cell table:style-name="ce1" office:value-type="float" office:value="1.6063" calcext:value-type="float">
            <text:p>1.6063</text:p>
          </table:table-cell>
          <table:table-cell office:value-type="string" calcext:value-type="string">
            <text:p>3555.621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Wang</meta:initial-creator>
    <meta:creation-date>2016-04-28T21:08:48</meta:creation-date>
    <dc:date>2016-05-04T21:21:55.165159062</dc:date>
    <meta:generator>LibreOffice/5.1.2.2$Linux_X86_64 LibreOffice_project/10m0$Build-2</meta:generator>
    <meta:editing-duration>PT31S</meta:editing-duration>
    <meta:editing-cycles>1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